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cd29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01cd29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2ba82"/>
    </style:style>
    <style:style style:name="T1" style:family="text">
      <style:text-properties officeooo:rsid="0001cd29"/>
    </style:style>
    <style:style style:name="T2" style:family="text">
      <style:text-properties officeooo:rsid="0002ba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LAÇÃO REGIÔES =&gt; UNIDADES</text:span></text:p>
      <text:p text:style-name="P1"/>
      <text:p text:style-name="P1">1 <text:s text:c="2"/>SÃO JERÔNIMO </text:p>
      <text:p text:style-name="P1"><text:tab/>SAO DOMINGOS </text:p>
      <text:p text:style-name="P1"><text:s text:c="12"/>SASA - PARQUE GRAMADO </text:p>
      <text:p text:style-name="P1"><text:tab/>WANDA</text:p>
      <text:p text:style-name="P1"/>
      <text:p text:style-name="P1">2 CIDADE JARDIM </text:p>
      <text:p text:style-name="P1"><text:tab/>GRAUNA </text:p>
      <text:p text:style-name="P1"><text:tab/>ARAUNA</text:p>
      <text:p text:style-name="P1"><text:s text:c="11"/><text:tab/>CARANDA </text:p>
      <text:p text:style-name="P1"><text:tab/>MANAI </text:p>
      <text:p text:style-name="P1"><text:tab/>CUNHATAI </text:p>
      <text:p text:style-name="P1"><text:tab/>ANAJA</text:p>
      <text:p text:style-name="P1"><text:tab/>CHUI</text:p>
      <text:p text:style-name="P1"><text:tab/>APAM</text:p>
      <text:p text:style-name="P1"/>
      <text:p text:style-name="P1"><text:s/>3 SAO VITO</text:p>
      <text:p text:style-name="P1"><text:tab/>PATURI</text:p>
      <text:p text:style-name="P1"><text:tab/>INDAIA</text:p>
      <text:p text:style-name="P1"><text:tab/>CURIMA</text:p>
      <text:p text:style-name="P1"><text:tab/>MONTEIRO LOBATO</text:p>
      <text:p text:style-name="P1"><text:tab/>LAR MAE ESPERANCA</text:p>
      <text:p text:style-name="P1"><text:tab/>VÔ ANTONIETA</text:p>
      <text:p text:style-name="P1"><text:tab/>JAGUARI</text:p>
      <text:p text:style-name="P1"/>
      <text:p text:style-name="P1">4 ZANAGA </text:p>
      <text:p text:style-name="P1"><text:tab/>CURIO</text:p>
      <text:p text:style-name="P1"><text:tab/>TARAGUA</text:p>
      <text:p text:style-name="P1"><text:tab/>URUPE </text:p>
      <text:p text:style-name="P1"><text:tab/>PATATIVA</text:p>
      <text:p text:style-name="P1"><text:tab/>ARACARI</text:p>
      <text:p text:style-name="P1"><text:tab/>CURUMIM </text:p>
      <text:p text:style-name="P1"/>
      <text:p text:style-name="P1">6 CENTRO </text:p>
      <text:p text:style-name="P1"><text:tab/>BACURI</text:p>
      <text:p text:style-name="P1"><text:tab/>LETICIA DUARTE</text:p>
      <text:p text:style-name="P1"><text:tab/>SASA</text:p>
      <text:p text:style-name="P1"><text:tab/>SAO VICENTE </text:p>
      <text:p text:style-name="P1"><text:tab/>BURITI</text:p>
      <text:p text:style-name="P1"/>
      <text:p text:style-name="P1">7 PRAIA AZUL </text:p>
      <text:p text:style-name="P1"><text:tab/>PITANGA</text:p>
      <text:p text:style-name="P1"><text:tab/>PANAMBY</text:p>
      <text:p text:style-name="P1"><text:tab/>PITANGA II </text:p>
      <text:p text:style-name="P1"/>
      <text:p text:style-name="P1">8 JARDIM SAO PAULO </text:p>
      <text:p text:style-name="P1"><text:tab/><text:span text:style-name="T1">T</text:span>AHIRA </text:p>
      <text:p text:style-name="P1"><text:tab/>CECI</text:p>
      <text:p text:style-name="P1"><text:tab/>CORIMBO</text:p>
      <text:p text:style-name="P1"><text:tab/>TANGARA</text:p>
      <text:p text:style-name="P1"/>
      <text:p text:style-name="P1"><text:soft-page-break/>9 VILA GALO </text:p>
      <text:p text:style-name="P1"><text:tab/>ARACATI</text:p>
      <text:p text:style-name="P1"><text:tab/>MARACA</text:p>
      <text:p text:style-name="P1"/>
      <text:p text:style-name="P1">10 COLINA</text:p>
      <text:p text:style-name="P1"><text:tab/>JACINA</text:p>
      <text:p text:style-name="P1"/>
      <text:p text:style-name="P1">11 SAO LUIZ </text:p>
      <text:p text:style-name="P1"><text:tab/>BATUIRA</text:p>
      <text:p text:style-name="P1"><text:tab/>MANACA </text:p>
      <text:p text:style-name="P1"/>
      <text:p text:style-name="P1"><text:s/>12 CORDENONSI </text:p>
      <text:p text:style-name="P1"><text:tab/>POTIRA</text:p>
      <text:p text:style-name="P1"><text:tab/>MAJOI</text:p>
      <text:p text:style-name="P1"><text:tab/> TAPERA</text:p>
      <text:p text:style-name="P1"/>
      <text:p text:style-name="P1">13 SAO DOMINGOS</text:p>
      <text:p text:style-name="P1"><text:tab/><text:span text:style-name="T1">SABIA</text:span></text:p>
      <text:p text:style-name="P1"/>
      <text:p text:style-name="P1">14 PARQUE GRAMADO </text:p>
      <text:p text:style-name="P1"><text:tab/>MAIRA</text:p>
      <text:p text:style-name="P1"><text:tab/>JURITI</text:p>
      <text:p text:style-name="P1"><text:tab/>BORE</text:p>
      <text:p text:style-name="P1"/>
      <text:p text:style-name="P1">15 PARQUE DAS NACOES </text:p>
      <text:p text:style-name="P1"><text:tab/><text:span text:style-name="T1">BITU</text:span></text:p>
      <text:p text:style-name="P1"/>
      <text:p text:style-name="P1"/>
      <text:p text:style-name="P1">16 LIBERDADE </text:p>
      <text:p text:style-name="P3"><text:tab/>ARAPIRANGA</text:p>
      <text:p text:style-name="P3"><text:tab/>JACY </text:p>
      <text:p text:style-name="P3"><text:tab/>ARACY</text:p>
      <text:p text:style-name="P3"><text:tab/>CAIC</text:p>
      <text:p text:style-name="P1"/>
      <text:p text:style-name="P1">17 JARDIM IPIRANGA</text:p>
      <text:p text:style-name="P1"><text:tab/><text:span text:style-name="T2">SEM UNIDA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duc </meta:initial-creator>
    <meta:creation-date>2011-02-14T13:50:14</meta:creation-date>
    <meta:printed-by>seduc </meta:printed-by>
    <meta:print-date>2011-02-14T14:08:05</meta:print-date>
    <meta:document-statistic meta:table-count="0" meta:image-count="0" meta:object-count="0" meta:page-count="2" meta:paragraph-count="71" meta:word-count="115" meta:character-count="731"/>
    <dc:date>2011-02-14T14:13:31</dc:date>
    <dc:creator>seduc </dc:creator>
    <meta:editing-duration>PT00H07M48S</meta:editing-duration>
    <meta:editing-cycles>1</meta:editing-cycles>
    <meta:generator>OpenOffice.org/3.2$Linux OpenOffice.org_project/320m19$Build-9505</meta:generator>
  </office:meta>
</office:document-meta>
</file>